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0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748cm"/>
    </style:style>
    <style:style style:name="Table4.O" style:family="table-column">
      <style:table-column-properties style:column-width="0.06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0" style:family="table-row">
      <style:table-row-properties style:min-row-height="0.25cm" fo:keep-together="auto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2" style:family="table-row">
      <style:table-row-properties style:min-row-height="0.213cm" fo:keep-together="auto"/>
    </style:style>
    <style:style style:name="Table4.13" style:family="table-row">
      <style:table-row-properties style:min-row-height="0.141cm" fo:keep-together="auto"/>
    </style:style>
    <style:style style:name="Table4.A13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4" style:family="table-row">
      <style:table-row-properties style:min-row-height="0.102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5" style:family="table-row">
      <style:table-row-properties style:min-row-height="0.37cm" fo:keep-together="auto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437cm" fo:keep-together="auto"/>
    </style:style>
    <style:style style:name="Table4.A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7" style:family="table-row">
      <style:table-row-properties style:min-row-height="0.138cm" fo:keep-together="auto"/>
    </style:style>
    <style:style style:name="Table4.A1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8" style:family="table-row">
      <style:table-row-properties style:min-row-height="0.43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0" style:family="table-row">
      <style:table-row-properties style:min-row-height="0.314cm" fo:keep-together="auto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1" style:family="table-row">
      <style:table-row-properties style:min-row-height="0.598cm" fo:keep-together="auto"/>
    </style:style>
    <style:style style:name="Table4.A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2" style:family="table-row">
      <style:table-row-properties style:min-row-height="0.981cm" fo:keep-together="auto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3" style:family="table-row">
      <style:table-row-properties style:min-row-height="0.155cm" fo:background-color="transparent" fo:keep-together="auto">
        <style:background-image/>
      </style:table-row-properties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3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O23" style:family="table-cell">
      <style:table-cell-properties style:vertical-align="top" fo:background-color="#d9d9d9" fo:padding-left="0.123cm" fo:padding-right="0.123cm" fo:padding-top="0cm" fo:padding-bottom="0cm" fo:border-left="none" fo:border-right="none" fo:border-top="0.5pt solid #000000" fo:border-bottom="0.25pt solid #000000" style:writing-mode="lr-tb">
        <style:background-image/>
      </style:table-cell-properties>
    </style:style>
    <style:style style:name="Table4.25" style:family="table-row">
      <style:table-row-properties style:min-row-height="0.205cm" fo:keep-together="auto"/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8" style:family="table-row">
      <style:table-row-properties style:min-row-height="0.245cm" fo:keep-together="auto"/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9" style:family="table-row">
      <style:table-row-properties style:min-row-height="0.196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0" style:family="table-row">
      <style:table-row-properties style:min-row-height="0.944cm" fo:background-color="transparent" fo:keep-together="auto">
        <style:background-image/>
      </style:table-row-properties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0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0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1" style:family="table-row">
      <style:table-row-properties style:min-row-height="0.605cm" fo:background-color="transparent" fo:keep-together="auto">
        <style:background-image/>
      </style:table-row-properties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31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31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2" style:family="paragraph" style:parent-style-name="Standard">
      <style:paragraph-properties fo:text-align="end" style:justify-single-word="false" style:snap-to-layout-gri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3" style:family="paragraph" style:parent-style-name="Standard">
      <style:paragraph-properties fo:text-align="start" style:justify-single-word="false" style:snap-to-layout-grid="false"/>
      <style:text-properties style:use-window-font-color="true" style:font-name="Arial Narrow" fo:font-size="10pt" fo:font-weight="bold" officeooo:rsid="0164a46c" officeooo:paragraph-rsid="0164a46c" style:font-size-asian="10pt" style:font-weight-asian="bold" style:font-name-complex="Arial Narrow" style:font-size-complex="10pt" style:font-weight-complex="bold"/>
    </style:style>
    <style:style style:name="P14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5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7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18" style:family="paragraph" style:parent-style-name="Standard">
      <style:text-properties style:use-window-font-color="true" style:font-name="Arial Narrow" fo:font-size="9pt" officeooo:paragraph-rsid="0164a46c" style:font-size-asian="9pt" style:font-name-complex="Arial Narrow" style:font-size-complex="9pt"/>
    </style:style>
    <style:style style:name="P19" style:family="paragraph" style:parent-style-name="Standard">
      <style:paragraph-properties fo:text-align="end" style:justify-single-wor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0" style:family="paragraph" style:parent-style-name="Standard">
      <style:paragraph-properties fo:text-align="end" style:justify-single-word="false" style:snap-to-layout-gri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1" style:family="paragraph" style:parent-style-name="Standard">
      <style:paragraph-properties style:snap-to-layout-grid="false"/>
      <style:text-properties style:use-window-font-color="true" style:font-name="Arial" fo:font-size="10pt" officeooo:rsid="0163201e" officeooo:paragraph-rsid="0163201e" style:font-size-asian="10pt" style:font-name-complex="Arial" style:font-size-complex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4" style:family="paragraph" style:parent-style-name="Standard">
      <style:paragraph-properties fo:text-align="end" style:justify-single-wor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6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rsid="0164a46c" officeooo:paragraph-rsid="0164a46c" style:font-size-asian="9pt" style:font-name-complex="Arial" style:font-size-complex="9pt"/>
    </style:style>
    <style:style style:name="P27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8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9" style:family="paragraph" style:parent-style-name="Standard">
      <style:paragraph-properties fo:margin-left="0cm" fo:margin-right="-0.48cm" fo:margin-top="0.106cm" fo:margin-bottom="0cm" style:contextual-spacing="false" fo:text-indent="0cm" style:auto-text-indent="false" style:writing-mode="page"/>
      <style:text-properties style:use-window-font-color="true" style:font-name="Arial Narrow" fo:font-size="10pt" officeooo:rsid="0161850f" officeooo:paragraph-rsid="0161850f" style:font-size-asian="10pt" style:font-name-complex="Arial" style:font-size-complex="10pt"/>
    </style:style>
    <style:style style:name="P30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31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2" style:family="paragraph" style:parent-style-name="Standard">
      <style:paragraph-properties fo:margin-top="0cm" fo:margin-bottom="0.071cm" style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3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4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00%" fo:background-color="transparent">
        <style:background-image/>
      </style:paragraph-properties>
      <style:text-properties style:use-window-font-color="true" fo:font-size="4pt" style:font-size-asian="3.5pt" style:font-size-complex="4pt"/>
    </style:style>
    <style:style style:name="P36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7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8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bold" officeooo:rsid="001fe8d0" officeooo:paragraph-rsid="01680bc5" style:font-size-asian="10pt" style:font-weight-asian="bold" style:font-name-complex="Arial Narrow" style:font-size-complex="10pt" style:font-weight-complex="bold"/>
    </style:style>
    <style:style style:name="P39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0" style:family="paragraph" style:parent-style-name="Standard">
      <style:paragraph-properties fo:margin-left="0cm" fo:margin-right="0.101cm" fo:text-indent="0cm" style:auto-text-indent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41" style:family="paragraph" style:parent-style-name="Text_20_body">
      <style:paragraph-properties fo:break-before="auto" fo:break-after="auto"/>
    </style:style>
    <style:style style:name="P42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3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44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4a46c"/>
    </style:style>
    <style:style style:name="T5" style:family="text">
      <style:text-properties officeooo:rsid="016577cf"/>
    </style:style>
    <style:style style:name="T6" style:family="text">
      <style:text-properties officeooo:rsid="01674c79"/>
    </style:style>
    <style:style style:name="T7" style:family="text">
      <style:text-properties officeooo:rsid="00113b61"/>
    </style:style>
    <style:style style:name="T8" style:family="text">
      <style:text-properties fo:font-size="7pt" officeooo:rsid="00113b61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</text:user-field-decls>
      <text:p text:style-name="P43"><text:a xlink:type="simple" xlink:href="py3o://for=%22object%20in%20objects%22" text:style-name="Internet_20_link" text:visited-style-name="Visited_20_Internet_20_Link"><text:span text:style-name="T8">for="object in objects"</text:span></text:a></text:p>
      <text:p text:style-name="P4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TERMO DE RESCISÃO DE CONTRATO DE TRABALHO - TRCT</text:p>
          </table:table-cell>
        </table:table-row>
      </table:table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0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7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6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6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9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9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9"><text:user-field-get text:name="py3o.object.company_id.state_id">object.company_id.state_id</text:user-field-get></text:p>
          </table:table-cell>
          <table:table-cell table:style-name="Table1.C4" office:value-type="string">
            <text:p text:style-name="P2">07 CEP</text:p>
            <text:p text:style-name="P39"><text:user-field-get text:name="py3o.object.company_id.zip">object.company_id.zip</text:user-field-get></text:p>
          </table:table-cell>
          <table:table-cell table:style-name="Table1.D4" office:value-type="string">
            <text:p text:style-name="P33">08 CNAE</text:p>
            <text:p text:style-name="P33"/>
          </table:table-cell>
          <table:table-cell table:style-name="Table1.E4" office:value-type="string">
            <text:p text:style-name="P2">09 CNPJ/CEI Tomadora/Obra</text:p>
            <text:p text:style-name="P2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row table:style-name="Table4.1">
          <table:table-cell table:style-name="Table4.A1" table:number-columns-spanned="15" office:value-type="string">
            <text:p text:style-name="P11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</table:table-cell>
          <table:table-cell table:style-name="Table4.B2" table:number-columns-spanned="14" office:value-type="string">
            <text:p text:style-name="P2">11 Nome</text:p>
            <text:p text:style-name="P38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4" office:value-type="string">
            <text:p text:style-name="P2">13 Bairro</text:p>
            <text:p text:style-name="P2"/>
          </table:table-cell>
          <table:covered-table-cell/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</table:table-cell>
          <table:table-cell table:style-name="Table4.B4" table:number-columns-spanned="3" office:value-type="string">
            <text:p text:style-name="P2">15 UF</text:p>
            <text:p text:style-name="P21"><text:s text:c="2"/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42"><text:user-field-get text:name="py3o.object.employee_id.ctps">object.employee_id.ctps</text:user-field-get> <text:user-field-get text:name="py3o.object.employee_id.ctps_series">object.employee_id.ctps_series</text:user-field-get></text:p>
          </table:table-cell>
          <table:covered-table-cell/>
          <table:covered-table-cell/>
          <table:covered-table-cell/>
          <table:table-cell table:style-name="Table4.L4" table:number-columns-spanned="4" office:value-type="string">
            <text:p text:style-name="P8">18 CPF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8" office:value-type="string">
            <text:p text:style-name="P2">20 Nome da mãe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5" office:value-type="string">
            <text:p text:style-name="P11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5" office:value-type="string">
            <text:p text:style-name="P2">21 Tipo de Contrato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5" office:value-type="string">
            <text:p text:style-name="P8">22 Causa do afastamento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2" office:value-type="string">
            <text:p text:style-name="P2">23 Remuneração Mês Anterior</text:p>
            <text:p text:style-name="P2"/>
          </table:table-cell>
          <table:covered-table-cell/>
          <table:table-cell table:style-name="Table4.C9" table:number-columns-spanned="4" office:value-type="string">
            <text:p text:style-name="P2">24 Data de admissão</text:p>
            <text:p text:style-name="P2"/>
          </table:table-cell>
          <table:covered-table-cell/>
          <table:covered-table-cell/>
          <table:covered-table-cell/>
          <table:table-cell table:style-name="Table4.G9" table:number-columns-spanned="2" office:value-type="string">
            <text:p text:style-name="P2">25 Data do aviso prévio</text:p>
            <text:p text:style-name="P2"/>
          </table:table-cell>
          <table:covered-table-cell/>
          <table:table-cell table:style-name="Table4.I9" table:number-columns-spanned="4" office:value-type="string">
            <text:p text:style-name="P2">26 Data de Afastamento</text:p>
            <text:p text:style-name="P9"/>
          </table:table-cell>
          <table:covered-table-cell/>
          <table:covered-table-cell/>
          <table:covered-table-cell/>
          <table:table-cell table:style-name="Table4.M9" table:number-columns-spanned="3" office:value-type="string">
            <text:p text:style-name="P8">27 Cód. Afastamento</text:p>
            <text:p text:style-name="P8"/>
          </table:table-cell>
          <table:covered-table-cell/>
          <table:covered-table-cell/>
        </table:table-row>
        <table:table-row table:style-name="Table4.10">
          <table:table-cell table:style-name="Table4.A10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0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0" table:number-columns-spanned="7" office:value-type="string">
            <text:p text:style-name="P2">30 Categoria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31 Código Sindical</text:p>
          </table:table-cell>
          <table:covered-table-cell/>
          <table:table-cell table:style-name="Table4.C11" table:number-columns-spanned="13" office:value-type="string">
            <text:p text:style-name="P2">32 CNPJ e Nome da Entidade Sindical Laboral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2">
          <table:table-cell table:style-name="Table4.A1" table:number-columns-spanned="15" office:value-type="string">
            <text:p text:style-name="P11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3">
          <table:table-cell table:style-name="Table4.A13" table:number-columns-spanned="15" office:value-type="string">
            <text:p text:style-name="P11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3" office:value-type="string">
            <text:p text:style-name="P16">Rubricas</text:p>
          </table:table-cell>
          <table:covered-table-cell/>
          <table:covered-table-cell/>
          <table:table-cell table:style-name="Table4.D14" table:number-columns-spanned="2" office:value-type="string">
            <text:p text:style-name="P28"><text:span text:style-name="T1">Valor </text:span><text:span text:style-name="T2">(R$)</text:span></text:p>
          </table:table-cell>
          <table:covered-table-cell/>
          <table:table-cell table:style-name="Table4.F14" table:number-columns-spanned="4" office:value-type="string">
            <text:p text:style-name="P16">Rubricas</text:p>
          </table:table-cell>
          <table:covered-table-cell/>
          <table:covered-table-cell/>
          <table:covered-table-cell/>
          <table:table-cell table:style-name="Table4.J14" office:value-type="string">
            <text:p text:style-name="P28"><text:span text:style-name="T1">Valor </text:span><text:span text:style-name="T2">(R$)</text:span></text:p>
          </table:table-cell>
          <table:table-cell table:style-name="Table4.K14" table:number-columns-spanned="3" office:value-type="string">
            <text:p text:style-name="P16">Rubricas</text:p>
          </table:table-cell>
          <table:covered-table-cell/>
          <table:covered-table-cell/>
          <table:table-cell table:style-name="Table4.N14" table:number-columns-spanned="2" office:value-type="string">
            <text:p text:style-name="P28"><text:span text:style-name="T1">Valor </text:span><text:span text:style-name="T2">(R$)</text:span></text:p>
          </table:table-cell>
          <table:covered-table-cell/>
        </table:table-row>
        <table:table-row table:style-name="Table4.15">
          <table:table-cell table:style-name="Table4.A15" table:number-columns-spanned="3" office:value-type="string">
            <text:p text:style-name="P17">50 Saldo de _______/dias Salário (líquido de _____ /faltas acrescidas do DSR)</text:p>
          </table:table-cell>
          <table:covered-table-cell/>
          <table:covered-table-cell/>
          <table:table-cell table:style-name="Table4.D15" table:number-columns-spanned="2" office:value-type="string">
            <text:p text:style-name="P23"/>
          </table:table-cell>
          <table:covered-table-cell/>
          <table:table-cell table:style-name="Table4.F15" table:number-columns-spanned="4" office:value-type="string">
            <text:p text:style-name="P17">51 Comissões</text:p>
          </table:table-cell>
          <table:covered-table-cell/>
          <table:covered-table-cell/>
          <table:covered-table-cell/>
          <table:table-cell table:style-name="Table4.J15" office:value-type="string">
            <text:p text:style-name="P23"/>
          </table:table-cell>
          <table:table-cell table:style-name="Table4.K15" table:number-columns-spanned="3" office:value-type="string">
            <text:p text:style-name="P17">52 Gratificações</text:p>
          </table:table-cell>
          <table:covered-table-cell/>
          <table:covered-table-cell/>
          <table:table-cell table:style-name="Table4.N15" table:number-columns-spanned="2" office:value-type="string">
            <text:p text:style-name="P25"/>
          </table:table-cell>
          <table:covered-table-cell/>
        </table:table-row>
        <table:table-row table:style-name="Table4.16">
          <table:table-cell table:style-name="Table4.A16" table:number-columns-spanned="3" office:value-type="string">
            <text:p text:style-name="P17">53 Adicional de Insalubridade</text:p>
            <text:p text:style-name="P17"/>
          </table:table-cell>
          <table:covered-table-cell/>
          <table:covered-table-cell/>
          <table:table-cell table:style-name="Table4.D16" table:number-columns-spanned="2" office:value-type="string">
            <text:p text:style-name="P24"/>
          </table:table-cell>
          <table:covered-table-cell/>
          <table:table-cell table:style-name="Table4.F16" table:number-columns-spanned="4" office:value-type="string">
            <text:p text:style-name="P17">54 Adicional de Periculosidade</text:p>
          </table:table-cell>
          <table:covered-table-cell/>
          <table:covered-table-cell/>
          <table:covered-table-cell/>
          <table:table-cell table:style-name="Table4.J16" office:value-type="string">
            <text:p text:style-name="P23"/>
          </table:table-cell>
          <table:table-cell table:style-name="Table4.K16" table:number-columns-spanned="3" office:value-type="string">
            <text:p text:style-name="P17">55 Adicional Noturno _____ horas ______ %</text:p>
          </table:table-cell>
          <table:covered-table-cell/>
          <table:covered-table-cell/>
          <table:table-cell table:style-name="Table4.N16" table:number-columns-spanned="2" office:value-type="string">
            <text:p text:style-name="P26"/>
          </table:table-cell>
          <table:covered-table-cell/>
        </table:table-row>
        <table:table-row table:style-name="Table4.17">
          <table:table-cell table:style-name="Table4.A17" table:number-columns-spanned="3" office:value-type="string">
            <text:p text:style-name="P40">56 Horas Extras ______ horas ______ %</text:p>
          </table:table-cell>
          <table:covered-table-cell/>
          <table:covered-table-cell/>
          <table:table-cell table:style-name="Table4.D17" table:number-columns-spanned="2" office:value-type="string">
            <text:p text:style-name="P24"/>
          </table:table-cell>
          <table:covered-table-cell/>
          <table:table-cell table:style-name="Table4.F17" table:number-columns-spanned="4" office:value-type="string">
            <text:p text:style-name="P18"><text:span text:style-name="T4">5</text:span>7 Gorjetas</text:p>
          </table:table-cell>
          <table:covered-table-cell/>
          <table:covered-table-cell/>
          <table:covered-table-cell/>
          <table:table-cell table:style-name="Table4.J17" office:value-type="string">
            <text:p text:style-name="P23"/>
          </table:table-cell>
          <table:table-cell table:style-name="Table4.K17" table:number-columns-spanned="3" office:value-type="string">
            <text:p text:style-name="P17">58 Descanso (DSR) Semanal Remunerado</text:p>
          </table:table-cell>
          <table:covered-table-cell/>
          <table:covered-table-cell/>
          <table:table-cell table:style-name="Table4.N17" table:number-columns-spanned="2" office:value-type="string">
            <text:p text:style-name="P24"/>
          </table:table-cell>
          <table:covered-table-cell/>
        </table:table-row>
        <table:table-row table:style-name="Table4.18">
          <table:table-cell table:style-name="Table4.A18" table:number-columns-spanned="3" office:value-type="string">
            <text:p text:style-name="P17">59 Reflexo do “DSR” sobre o Salário Variável</text:p>
          </table:table-cell>
          <table:covered-table-cell/>
          <table:covered-table-cell/>
          <table:table-cell table:style-name="Table4.D18" table:number-columns-spanned="2" office:value-type="string">
            <text:p text:style-name="P24"/>
          </table:table-cell>
          <table:covered-table-cell/>
          <table:table-cell table:style-name="Table4.F18" table:number-columns-spanned="4" office:value-type="string">
            <text:p text:style-name="P18">60 Multa Art. 477, §8º/CLT</text:p>
          </table:table-cell>
          <table:covered-table-cell/>
          <table:covered-table-cell/>
          <table:covered-table-cell/>
          <table:table-cell table:style-name="Table4.J18" office:value-type="string">
            <text:p text:style-name="P23"/>
          </table:table-cell>
          <table:table-cell table:style-name="Table4.K18" table:number-columns-spanned="3" office:value-type="string">
            <text:p text:style-name="P17">61 Multa Art. 479/CLT</text:p>
            <text:p text:style-name="P17"/>
          </table:table-cell>
          <table:covered-table-cell/>
          <table:covered-table-cell/>
          <table:table-cell table:style-name="Table4.N18" table:number-columns-spanned="2" office:value-type="string">
            <text:p text:style-name="P23"/>
          </table:table-cell>
          <table:covered-table-cell/>
        </table:table-row>
        <table:table-row table:style-name="Table4.15">
          <table:table-cell table:style-name="Table4.A19" table:number-columns-spanned="3" office:value-type="string">
            <text:p text:style-name="P18">62 Salário-Família</text:p>
          </table:table-cell>
          <table:covered-table-cell/>
          <table:covered-table-cell/>
          <table:table-cell table:style-name="Table4.D19" table:number-columns-spanned="2" office:value-type="string">
            <text:p text:style-name="P24"/>
          </table:table-cell>
          <table:covered-table-cell/>
          <table:table-cell table:style-name="Table4.F19" table:number-columns-spanned="4" office:value-type="string">
            <text:p text:style-name="P18">63 13º Salário Proporcional ______/12avos</text:p>
          </table:table-cell>
          <table:covered-table-cell/>
          <table:covered-table-cell/>
          <table:covered-table-cell/>
          <table:table-cell table:style-name="Table4.J19" office:value-type="string">
            <text:p text:style-name="P23"/>
          </table:table-cell>
          <table:table-cell table:style-name="Table4.K19" table:number-columns-spanned="3" office:value-type="string">
            <text:p text:style-name="P17">64 13º Salário Exercício _____(__ /12 avos)</text:p>
          </table:table-cell>
          <table:covered-table-cell/>
          <table:covered-table-cell/>
          <table:table-cell table:style-name="Table4.N19" table:number-columns-spanned="2" office:value-type="string">
            <text:p text:style-name="P23"/>
          </table:table-cell>
          <table:covered-table-cell/>
        </table:table-row>
        <table:table-row table:style-name="Table4.20">
          <table:table-cell table:style-name="Table4.A20" table:number-columns-spanned="3" office:value-type="string">
            <text:p text:style-name="P18">65 Férias Proporcionais ______/12 avos</text:p>
          </table:table-cell>
          <table:covered-table-cell/>
          <table:covered-table-cell/>
          <table:table-cell table:style-name="Table4.D20" table:number-columns-spanned="2" office:value-type="string">
            <text:p text:style-name="P24"/>
          </table:table-cell>
          <table:covered-table-cell/>
          <table:table-cell table:style-name="Table4.F20" table:number-columns-spanned="4" office:value-type="string">
            <text:p text:style-name="P18">66 Férias Vencidas Per. Aquisitivo ____/___/____ a ____/____/_____ </text:p>
            <text:p text:style-name="P18">( ____ /12avos) </text:p>
          </table:table-cell>
          <table:covered-table-cell/>
          <table:covered-table-cell/>
          <table:covered-table-cell/>
          <table:table-cell table:style-name="Table4.J20" office:value-type="string">
            <text:p text:style-name="P23"/>
          </table:table-cell>
          <table:table-cell table:style-name="Table4.K20" table:number-columns-spanned="3" office:value-type="string">
            <text:p text:style-name="P17"/>
          </table:table-cell>
          <table:covered-table-cell/>
          <table:covered-table-cell/>
          <table:table-cell table:style-name="Table4.N20" table:number-columns-spanned="2" office:value-type="string">
            <text:p text:style-name="P24"/>
          </table:table-cell>
          <table:covered-table-cell/>
        </table:table-row>
        <table:table-row table:style-name="Table4.21">
          <table:table-cell table:style-name="Table4.A21" table:number-columns-spanned="3" office:value-type="string">
            <text:p text:style-name="P18">68 Terço Constitucional de Férias</text:p>
          </table:table-cell>
          <table:covered-table-cell/>
          <table:covered-table-cell/>
          <table:table-cell table:style-name="Table4.D21" table:number-columns-spanned="2" office:value-type="string">
            <text:p text:style-name="P23"/>
          </table:table-cell>
          <table:covered-table-cell/>
          <table:table-cell table:style-name="Table4.F21" table:number-columns-spanned="4" office:value-type="string">
            <text:p text:style-name="P17">69 Aviso-Prévio Indenizado</text:p>
          </table:table-cell>
          <table:covered-table-cell/>
          <table:covered-table-cell/>
          <table:covered-table-cell/>
          <table:table-cell table:style-name="Table4.J21" office:value-type="string">
            <text:p text:style-name="P23"/>
          </table:table-cell>
          <table:table-cell table:style-name="Table4.K21" table:number-columns-spanned="3" office:value-type="string">
            <text:p text:style-name="P18">70 13º Salário (Aviso-Prévio Indenizado)</text:p>
          </table:table-cell>
          <table:covered-table-cell/>
          <table:covered-table-cell/>
          <table:table-cell table:style-name="Table4.N21" table:number-columns-spanned="2" office:value-type="string">
            <text:p text:style-name="P24"/>
          </table:table-cell>
          <table:covered-table-cell/>
        </table:table-row>
        <table:table-row table:style-name="Table4.22">
          <table:table-cell table:style-name="Table4.A22" table:number-columns-spanned="3" office:value-type="string">
            <text:p text:style-name="P18">71 Férias (Aviso-Prévio Indenizado)</text:p>
          </table:table-cell>
          <table:covered-table-cell/>
          <table:covered-table-cell/>
          <table:table-cell table:style-name="Table4.D22" table:number-columns-spanned="2" office:value-type="string">
            <text:p text:style-name="P23"/>
          </table:table-cell>
          <table:covered-table-cell/>
          <table:table-cell table:style-name="Table4.F22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e4.J22" office:value-type="string">
            <text:p text:style-name="P23"/>
          </table:table-cell>
          <table:table-cell table:style-name="Table4.K22" table:number-columns-spanned="3" office:value-type="string">
            <text:p text:style-name="P17"/>
          </table:table-cell>
          <table:covered-table-cell/>
          <table:covered-table-cell/>
          <table:table-cell table:style-name="Table4.N22" table:number-columns-spanned="2" office:value-type="string">
            <text:p text:style-name="P23"/>
          </table:table-cell>
          <table:covered-table-cell/>
        </table:table-row>
        <table:table-row table:style-name="Table4.23">
          <table:table-cell table:style-name="Table4.A23" table:number-columns-spanned="3" office:value-type="string">
            <text:p text:style-name="P2"/>
          </table:table-cell>
          <table:covered-table-cell/>
          <table:covered-table-cell/>
          <table:table-cell table:style-name="Table4.D23" table:number-columns-spanned="2" office:value-type="string">
            <text:p text:style-name="P1"/>
          </table:table-cell>
          <table:covered-table-cell/>
          <table:table-cell table:style-name="Table4.F23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3" office:value-type="string">
            <text:p text:style-name="P2"/>
          </table:table-cell>
          <table:table-cell table:style-name="Table4.K23" table:number-columns-spanned="3" office:value-type="string">
            <text:p text:style-name="P30">TOTAL RESCISÓRIO BRUTO (R$)</text:p>
          </table:table-cell>
          <table:covered-table-cell/>
          <table:covered-table-cell/>
          <table:table-cell table:style-name="Table4.K23" office:value-type="string">
            <text:p text:style-name="P34"/>
          </table:table-cell>
          <table:table-cell table:style-name="Table4.O23" office:value-type="string">
            <text:p text:style-name="P13"/>
          </table:table-cell>
        </table:table-row>
        <table:table-row table:style-name="Table4.14">
          <table:table-cell table:style-name="Table4.A1" table:number-columns-spanned="15" office:value-type="string">
            <text:p text:style-name="P11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5" table:number-columns-spanned="3" office:value-type="string">
            <text:p text:style-name="P16">Desconto</text:p>
          </table:table-cell>
          <table:covered-table-cell/>
          <table:covered-table-cell/>
          <table:table-cell table:style-name="Table4.D25" table:number-columns-spanned="2" office:value-type="string">
            <text:p text:style-name="P28"><text:span text:style-name="T1">Valor </text:span><text:span text:style-name="T2">(R$)</text:span></text:p>
          </table:table-cell>
          <table:covered-table-cell/>
          <table:table-cell table:style-name="Table4.F25" table:number-columns-spanned="4" office:value-type="string">
            <text:p text:style-name="P16">Desconto</text:p>
          </table:table-cell>
          <table:covered-table-cell/>
          <table:covered-table-cell/>
          <table:covered-table-cell/>
          <table:table-cell table:style-name="Table4.J25" office:value-type="string">
            <text:p text:style-name="P28"><text:span text:style-name="T1">Valor </text:span><text:span text:style-name="T2">(R$)</text:span></text:p>
          </table:table-cell>
          <table:table-cell table:style-name="Table4.K25" table:number-columns-spanned="3" office:value-type="string">
            <text:p text:style-name="P16">Desconto</text:p>
          </table:table-cell>
          <table:covered-table-cell/>
          <table:covered-table-cell/>
          <table:table-cell table:style-name="Table4.N25" table:number-columns-spanned="2" office:value-type="string">
            <text:p text:style-name="P28"><text:span text:style-name="T1">Valor </text:span><text:span text:style-name="T2">(R$)</text:span></text:p>
          </table:table-cell>
          <table:covered-table-cell/>
        </table:table-row>
        <table:table-row table:style-name="Table4.3">
          <table:table-cell table:style-name="Table4.A26" table:number-columns-spanned="3" office:value-type="string">
            <text:p text:style-name="P17">100 Pensão Alimentícia</text:p>
          </table:table-cell>
          <table:covered-table-cell/>
          <table:covered-table-cell/>
          <table:table-cell table:style-name="Table4.D26" table:number-columns-spanned="2" office:value-type="string">
            <text:p text:style-name="P20"/>
          </table:table-cell>
          <table:covered-table-cell/>
          <table:table-cell table:style-name="Table4.F26" table:number-columns-spanned="4" office:value-type="string">
            <text:p text:style-name="P17">101 Adiantamento Salarial</text:p>
          </table:table-cell>
          <table:covered-table-cell/>
          <table:covered-table-cell/>
          <table:covered-table-cell/>
          <table:table-cell table:style-name="Table4.J26" office:value-type="string">
            <text:p text:style-name="P19"/>
          </table:table-cell>
          <table:table-cell table:style-name="Table4.K26" table:number-columns-spanned="3" office:value-type="string">
            <text:p text:style-name="P17">102 Adiantamento de 13º Salário</text:p>
          </table:table-cell>
          <table:covered-table-cell/>
          <table:covered-table-cell/>
          <table:table-cell table:style-name="Table4.N26" table:number-columns-spanned="2" office:value-type="string">
            <text:p text:style-name="P23"/>
          </table:table-cell>
          <table:covered-table-cell/>
        </table:table-row>
        <table:table-row table:style-name="Table4.14">
          <table:table-cell table:style-name="Table4.A27" table:number-columns-spanned="3" office:value-type="string">
            <text:p text:style-name="P17">103 Aviso-Prévio Indenizado</text:p>
          </table:table-cell>
          <table:covered-table-cell/>
          <table:covered-table-cell/>
          <table:table-cell table:style-name="Table4.D27" table:number-columns-spanned="2" office:value-type="string">
            <text:p text:style-name="P20"/>
          </table:table-cell>
          <table:covered-table-cell/>
          <table:table-cell table:style-name="Table4.F27" table:number-columns-spanned="4" office:value-type="string">
            <text:p text:style-name="P17">104 Multa Art. 480/CLT</text:p>
          </table:table-cell>
          <table:covered-table-cell/>
          <table:covered-table-cell/>
          <table:covered-table-cell/>
          <table:table-cell table:style-name="Table4.J27" office:value-type="string">
            <text:p text:style-name="P19"/>
          </table:table-cell>
          <table:table-cell table:style-name="Table4.K27" table:number-columns-spanned="3" office:value-type="string">
            <text:p text:style-name="P17">105 Empréstimo em Consignação</text:p>
          </table:table-cell>
          <table:covered-table-cell/>
          <table:covered-table-cell/>
          <table:table-cell table:style-name="Table4.N27" table:number-columns-spanned="2" office:value-type="string">
            <text:p text:style-name="P23"/>
          </table:table-cell>
          <table:covered-table-cell/>
        </table:table-row>
        <table:table-row table:style-name="Table4.28">
          <table:table-cell table:style-name="Table4.A28" table:number-columns-spanned="3" office:value-type="string">
            <text:p text:style-name="P17">112.1 Previdência Social</text:p>
          </table:table-cell>
          <table:covered-table-cell/>
          <table:covered-table-cell/>
          <table:table-cell table:style-name="Table4.D28" table:number-columns-spanned="2" office:value-type="string">
            <text:p text:style-name="P20"/>
          </table:table-cell>
          <table:covered-table-cell/>
          <table:table-cell table:style-name="Table4.F28" table:number-columns-spanned="4" office:value-type="string">
            <text:p text:style-name="P17">112.2 Previdência Social – 13º Salário</text:p>
          </table:table-cell>
          <table:covered-table-cell/>
          <table:covered-table-cell/>
          <table:covered-table-cell/>
          <table:table-cell table:style-name="Table4.J28" office:value-type="string">
            <text:p text:style-name="P19"/>
          </table:table-cell>
          <table:table-cell table:style-name="Table4.K28" table:number-columns-spanned="3" office:value-type="string">
            <text:p text:style-name="P17">114.1 IRRF</text:p>
          </table:table-cell>
          <table:covered-table-cell/>
          <table:covered-table-cell/>
          <table:table-cell table:style-name="Table4.N28" table:number-columns-spanned="2" office:value-type="string">
            <text:p text:style-name="P23"/>
          </table:table-cell>
          <table:covered-table-cell/>
        </table:table-row>
        <table:table-row table:style-name="Table4.29">
          <table:table-cell table:style-name="Table4.A29" table:number-columns-spanned="3" office:value-type="string">
            <text:p text:style-name="P17">114.2 IRRF sobre 13º Salário</text:p>
            <text:p text:style-name="P17"/>
          </table:table-cell>
          <table:covered-table-cell/>
          <table:covered-table-cell/>
          <table:table-cell table:style-name="Table4.D29" table:number-columns-spanned="2" office:value-type="string">
            <text:p text:style-name="P20"/>
          </table:table-cell>
          <table:covered-table-cell/>
          <table:table-cell table:style-name="Table4.F29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e4.J29" office:value-type="string">
            <text:p text:style-name="P17"/>
          </table:table-cell>
          <table:table-cell table:style-name="Table4.K29" table:number-columns-spanned="3" office:value-type="string">
            <text:p text:style-name="P17"/>
          </table:table-cell>
          <table:covered-table-cell/>
          <table:covered-table-cell/>
          <table:table-cell table:style-name="Table4.N29" table:number-columns-spanned="2" office:value-type="string">
            <text:p text:style-name="P27"/>
          </table:table-cell>
          <table:covered-table-cell/>
        </table:table-row>
        <table:table-row table:style-name="Table4.30">
          <table:table-cell table:style-name="Table4.A30" table:number-columns-spanned="3" office:value-type="string">
            <text:p text:style-name="P2"/>
          </table:table-cell>
          <table:covered-table-cell/>
          <table:covered-table-cell/>
          <table:table-cell table:style-name="Table4.D30" table:number-columns-spanned="2" office:value-type="string">
            <text:p text:style-name="P2"/>
          </table:table-cell>
          <table:covered-table-cell/>
          <table:table-cell table:style-name="Table4.F3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0" office:value-type="string">
            <text:p text:style-name="P2"/>
          </table:table-cell>
          <table:table-cell table:style-name="Table4.K30" table:number-columns-spanned="3" office:value-type="string">
            <text:p text:style-name="P14">TOTAL DAS DEDUÇÕES <text:span text:style-name="T5">(R$)</text:span></text:p>
          </table:table-cell>
          <table:covered-table-cell/>
          <table:covered-table-cell/>
          <table:table-cell table:style-name="Table4.N30" table:number-columns-spanned="2" office:value-type="string">
            <text:p text:style-name="P12"/>
          </table:table-cell>
          <table:covered-table-cell/>
        </table:table-row>
        <table:table-row table:style-name="Table4.31">
          <table:table-cell table:style-name="Table4.A31" table:number-columns-spanned="3" office:value-type="string">
            <text:p text:style-name="P2"/>
          </table:table-cell>
          <table:covered-table-cell/>
          <table:covered-table-cell/>
          <table:table-cell table:style-name="Table4.D31" table:number-columns-spanned="2" office:value-type="string">
            <text:p text:style-name="P2"/>
          </table:table-cell>
          <table:covered-table-cell/>
          <table:table-cell table:style-name="Table4.F3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1" office:value-type="string">
            <text:p text:style-name="P2"/>
          </table:table-cell>
          <table:table-cell table:style-name="Table4.K31" table:number-columns-spanned="3" office:value-type="string">
            <text:p text:style-name="P15">VALOR RESCISÓRIO <text:soft-page-break/>LÍQUIDO (R$<text:span text:style-name="T6">)</text:span></text:p>
          </table:table-cell>
          <table:covered-table-cell/>
          <table:covered-table-cell/>
          <table:table-cell table:style-name="Table4.N31" table:number-columns-spanned="2" office:value-type="string">
            <text:p text:style-name="P12"/>
          </table:table-cell>
          <table:covered-table-cell/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1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31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32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style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3-23T11:34:46.975190727</dc:date>
    <meta:editing-duration>P5DT3H2M25S</meta:editing-duration>
    <meta:editing-cycles>303</meta:editing-cycles>
    <meta:generator>LibreOffice/4.2.8.2$Linux_X86_64 LibreOffice_project/420m0$Build-2</meta:generator>
    <meta:document-statistic meta:table-count="4" meta:image-count="0" meta:object-count="0" meta:page-count="2" meta:paragraph-count="112" meta:word-count="463" meta:character-count="3163" meta:non-whitespace-character-count="2805"/>
    <meta:user-defined meta:name="decimal_separator">,</meta:user-defined>
    <meta:user-defined meta:name="digit_separator">.</meta:user-defined>
    <meta:user-defined meta:name="float_format">"%.2f"</meta:user-defined>
  </office:meta>
</office:document-meta>
</file>